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8e900" officeooo:paragraph-rsid="0008e900"/>
    </style:style>
    <style:style style:name="P2" style:family="paragraph" style:parent-style-name="Standard">
      <style:paragraph-properties fo:line-height="200%"/>
      <style:text-properties officeooo:rsid="0008e900" officeooo:paragraph-rsid="000a1065"/>
    </style:style>
    <style:style style:name="P3" style:family="paragraph" style:parent-style-name="Standard">
      <style:paragraph-properties fo:line-height="200%"/>
      <style:text-properties officeooo:rsid="0008e900" officeooo:paragraph-rsid="000bb780"/>
    </style:style>
    <style:style style:name="T1" style:family="text">
      <style:text-properties officeooo:rsid="0009d7aa"/>
    </style:style>
    <style:style style:name="T2" style:family="text">
      <style:text-properties officeooo:rsid="000ab7f9"/>
    </style:style>
    <style:style style:name="T3" style:family="text">
      <style:text-properties fo:font-style="italic" officeooo:rsid="000ab7f9" style:font-style-asian="italic" style:font-style-complex="italic"/>
    </style:style>
    <style:style style:name="T4" style:family="text">
      <style:text-properties fo:font-style="normal" officeooo:rsid="000ab7f9" style:font-style-asian="normal" style:font-style-complex="normal"/>
    </style:style>
    <style:style style:name="T5" style:family="text">
      <style:text-properties fo:font-style="normal" officeooo:rsid="000bb78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Tedesco</text:p>
      <text:p text:style-name="P1">Professor Kermani</text:p>
      <text:p text:style-name="P1">Computer Science 453</text:p>
      <text:p text:style-name="P1">24 March 2017</text:p>
      <text:p text:style-name="P1"/>
      <text:p text:style-name="P2"><text:tab/>My TCP client is mean to be started first , on port 57772. It waits on a client in infinitely (while(true)), and then tries to read in the line. I then parse the message, delimiting by commas, and store the op code and operands in variables. If I encounter an s as an oc, the server quits. Originally I thought about sending a message back to the client that it quit successfully, but I thought it better if they were more agnostic of that behavior. The oc is sent through a switch statement so that if it doesn’t hit a case defined, the error message is received. The message is then build off of the response result (calculated in the switch statement), and sent to the client. The client takes 3 operations from standard input builds a message and sends to the server. <text:span text:style-name="T1">If the client gets an s oc it stops taking input builds a message with the s, and sends to server. Then it closes the connection and quits regardless of what the server does next. I handle exceptions in both, and continue execution. The server sends and error message back when this occurs. I throw IO Exceptions however. My reliable UDP works in a similar way, except implemented with datagrams, and doesn’t have the intial ‘accept’ handshake. For Unreliable UDP I used Math.random to generate a random boolean, and drop requests in the server half the time. In the client I built an additional try-catch to catch when the server drops (the client will experience a timeout and catch this as an exception). The timeout increases If this happens and the program will loop, continuously trying to send the message. After timeout reaches 2 seconds the client gives up and quits. I handled the user asking to quit here by having the client wait on a server response even when quitting (in the case that the server drops the message that says to quit).</text:span></text:p>
      <text:p text:style-name="P1"><text:soft-page-break/><text:tab/><text:span text:style-name="T1">I tested this program by giving different inputs of characters at each of the 3 parts, including alphanumeric where there were supposed to integers. I also tried dividing by zero. To test this program use:</text:span></text:p>
      <text:p text:style-name="P1"><text:tab/><text:span text:style-name="T2">Javac TCPServer.java or UDPServer.java or UUDPServer.java</text:span></text:p>
      <text:p text:style-name="P1"><text:tab/><text:span text:style-name="T2">Javac TCPClient.java or UDPClient.java or UUDPClient.java</text:span></text:p>
      <text:p text:style-name="P3"><text:tab/><text:span text:style-name="T5">Then (where XXX is TPC UDP or UUDP)</text:span></text:p>
      <text:p text:style-name="P3"><text:span text:style-name="T5"><text:tab/><text:tab/>java XXXServer &amp;</text:span></text:p>
      <text:p text:style-name="P3"><text:span text:style-name="T5"><text:tab/><text:tab/>java XXXCl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0:04:28.094445744</meta:creation-date>
    <dc:date>2017-03-25T20:01:38.176525892</dc:date>
    <meta:editing-duration>PT13M37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2" meta:paragraph-count="11" meta:word-count="397" meta:character-count="2277" meta:non-whitespace-character-count="1882"/>
  </office:meta>
</office:document-meta>
</file>